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monospace"/>
    <style:font-face style:name="akzidenz" svg:font-family="akzidenz, 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variant="normal" fo:text-transform="none" fo:color="#424950" style:font-name="akzidenz" fo:font-size="12pt" fo:letter-spacing="normal" fo:font-style="normal" fo:font-weight="normal" style:font-weight-asian="bold" style:font-weight-complex="bold"/>
    </style:style>
    <style:style style:name="P3" style:family="paragraph" style:parent-style-name="Text_20_body">
      <style:text-properties fo:font-variant="normal" fo:text-transform="none" fo:color="#424950" style:font-name="akzidenz" fo:font-size="12pt" fo:letter-spacing="normal" fo:font-style="normal" fo:font-weight="bold" style:font-weight-asian="bold" style:font-weight-complex="bold"/>
    </style:style>
    <style:style style:name="P4" style:family="paragraph" style:parent-style-name="Text_20_body">
      <style:text-properties fo:font-variant="normal" fo:text-transform="none" fo:color="#424950" style:font-name="akzidenz" fo:font-size="12pt" fo:letter-spacing="normal" fo:font-style="normal" fo:font-weight="normal" style:font-weight-asian="bold" style:font-weight-complex="bold"/>
    </style:style>
    <style:style style:name="P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424950" style:font-name="akzidenz" fo:font-size="12pt" fo:letter-spacing="normal" fo:font-style="normal" fo:font-weight="bold"/>
    </style:style>
    <style:style style:name="P6" style:family="paragraph" style:parent-style-name="Text_20_body">
      <style:paragraph-properties fo:margin-left="0cm" fo:margin-right="0cm" fo:margin-top="0cm" fo:margin-bottom="0.423cm" loext:contextual-spacing="false" fo:orphans="2" fo:widows="2" fo:text-indent="0cm" style:auto-text-indent="false"/>
    </style:style>
    <style:style style:name="P7" style:family="paragraph" style:parent-style-name="Text_20_body">
      <style:paragraph-properties fo:margin-left="0cm" fo:margin-right="0cm" fo:margin-top="0cm" fo:margin-bottom="0.847cm" loext:contextual-spacing="false" fo:orphans="2" fo:widows="2" fo:text-indent="0cm" style:auto-text-indent="false"/>
      <style:text-properties fo:font-variant="normal" fo:text-transform="none" fo:color="#424950" style:font-name="akzidenz" fo:font-size="12pt" fo:letter-spacing="normal" fo:font-style="normal" fo:font-weight="normal"/>
    </style:style>
    <style:style style:name="P8" style:family="paragraph" style:parent-style-name="Text_20_body">
      <style:paragraph-properties fo:margin-left="0cm" fo:margin-right="0.423cm" fo:margin-top="0cm" fo:margin-bottom="0cm" loext:contextual-spacing="false" fo:text-indent="0cm" style:auto-text-indent="false"/>
    </style:style>
    <style:style style:name="P9" style:family="paragraph" style:parent-style-name="Text_20_body">
      <style:paragraph-properties fo:margin-left="0cm" fo:margin-right="0.423cm" fo:margin-top="0cm" fo:margin-bottom="0cm" loext:contextual-spacing="false" fo:text-indent="0cm" style:auto-text-indent="false"/>
      <style:text-properties fo:font-weight="bold" style:font-weight-asian="bold" style:font-weight-complex="bold"/>
    </style:style>
    <style:style style:name="P10" style:family="paragraph" style:parent-style-name="Text_20_body">
      <style:paragraph-properties fo:margin-left="0cm" fo:margin-right="0.423cm" fo:margin-top="0cm" fo:margin-bottom="0cm" loext:contextual-spacing="false" fo:text-indent="0cm" style:auto-text-indent="false"/>
      <style:text-properties fo:font-weight="bold" officeooo:paragraph-rsid="00141f10" style:font-weight-asian="bold" style:font-weight-complex="bold"/>
    </style:style>
    <style:style style:name="P11" style:family="paragraph" style:parent-style-name="Text_20_body">
      <style:paragraph-properties fo:margin-left="0cm" fo:margin-right="0.423cm" fo:margin-top="0cm" fo:margin-bottom="0cm" loext:contextual-spacing="false" fo:orphans="2" fo:widows="2" fo:text-indent="0cm" style:auto-text-indent="false"/>
      <style:text-properties fo:font-variant="normal" fo:text-transform="none" fo:color="#424950" style:font-name="akzidenz" fo:font-size="12pt" fo:letter-spacing="normal" fo:font-style="normal" fo:font-weight="normal"/>
    </style:style>
    <style:style style:name="P12" style:family="paragraph" style:parent-style-name="Text_20_body">
      <style:paragraph-properties fo:margin-left="0cm" fo:margin-right="0.423cm" fo:margin-top="0cm" fo:margin-bottom="0cm" loext:contextual-spacing="false" fo:orphans="2" fo:widows="2" fo:text-indent="0cm" style:auto-text-indent="false"/>
      <style:text-properties fo:font-variant="normal" fo:text-transform="none" fo:color="#424950" style:font-name="akzidenz" fo:font-size="12pt" fo:letter-spacing="normal" fo:font-style="normal" fo:font-weight="bold" style:font-weight-asian="bold" style:font-weight-complex="bold"/>
    </style:style>
    <style:style style:name="P13" style:family="paragraph" style:parent-style-name="Text_20_body">
      <style:paragraph-properties fo:margin-left="0cm" fo:margin-right="0.423cm" fo:margin-top="0cm" fo:margin-bottom="0cm" loext:contextual-spacing="false" fo:orphans="2" fo:widows="2" fo:text-indent="0cm" style:auto-text-indent="false"/>
      <style:text-properties fo:font-variant="normal" fo:text-transform="none" fo:color="#424950" style:font-name="akzidenz" fo:font-size="12pt" fo:letter-spacing="normal" fo:font-style="normal" fo:font-weight="bold" officeooo:paragraph-rsid="000f10e9" style:font-weight-asian="bold" style:font-weight-complex="bold"/>
    </style:style>
    <style:style style:name="P14" style:family="paragraph" style:parent-style-name="Text_20_body">
      <style:paragraph-properties fo:margin-left="0.212cm" fo:margin-right="0.212cm" fo:margin-top="0cm" fo:margin-bottom="0cm" loext:contextual-spacing="false" fo:orphans="2" fo:widows="2" fo:text-indent="0cm" style:auto-text-indent="false"/>
    </style:style>
    <style:style style:name="P15" style:family="paragraph" style:parent-style-name="Text_20_body">
      <style:paragraph-properties fo:margin-top="0cm" fo:margin-bottom="0.847cm" loext:contextual-spacing="false" fo:orphans="2" fo:widows="2"/>
      <style:text-properties fo:font-variant="normal" fo:text-transform="none" fo:color="#424950" style:font-name="akzidenz" fo:font-size="12pt" fo:letter-spacing="normal" fo:font-style="normal" fo:font-weight="normal"/>
    </style:style>
    <style:style style:name="P16" style:family="paragraph" style:parent-style-name="Text_20_body" style:list-style-name="L1">
      <style:paragraph-properties fo:margin-top="0cm" fo:margin-bottom="0.847cm" loext:contextual-spacing="false" fo:orphans="2" fo:widows="2"/>
    </style:style>
    <style:style style:name="P17" style:family="paragraph" style:parent-style-name="Preformatted_20_Text">
      <loext:graphic-properties draw:fill="solid" draw:fill-color="#edf4f7" draw:opacity="100%"/>
      <style:paragraph-properties fo:margin-left="0cm" fo:margin-right="0cm" fo:margin-top="0cm" fo:margin-bottom="0.423cm" loext:contextual-spacing="false" fo:orphans="2" fo:widows="2" fo:text-indent="0cm" style:auto-text-indent="false" fo:background-color="#edf4f7" fo:padding="0.423cm" fo:border-left="2.24pt solid #bdced4" fo:border-right="0.74pt solid #bdced4" fo:border-top="0.74pt solid #bdced4" fo:border-bottom="0.74pt solid #bdced4"/>
      <style:text-properties fo:font-variant="normal" fo:text-transform="none" fo:color="#424243" style:font-name="Source Code Pro"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424950" style:font-name="akzidenz" fo:font-size="12pt" fo:letter-spacing="normal" fo:font-style="normal" fo:font-weight="bold"/>
    </style:style>
    <style:style style:name="T3" style:family="text">
      <style:text-properties fo:font-variant="normal" fo:text-transform="none" fo:color="#424950" style:font-name="akzidenz" fo:font-size="12pt" fo:letter-spacing="normal" fo:font-style="normal" fo:font-weight="bold" loext:padding="0cm" loext:border="none"/>
    </style:style>
    <style:style style:name="T4" style:family="text">
      <style:text-properties fo:font-variant="normal" fo:text-transform="none" fo:color="#424950" style:font-name="akzidenz" fo:font-size="12pt" fo:letter-spacing="normal" fo:font-style="normal" fo:font-weight="normal"/>
    </style:style>
    <style:style style:name="T5" style:family="text">
      <style:text-properties fo:font-variant="normal" fo:text-transform="none" fo:color="#13aa52" style:font-name="akzidenz" fo:font-size="12pt" fo:letter-spacing="normal" fo:font-style="normal" fo:font-weight="bold" loext:padding="0cm" loext:border="none"/>
    </style:style>
    <style:style style:name="T6" style:family="text">
      <style:text-properties fo:font-variant="normal" fo:text-transform="none" fo:color="#13aa52" style:font-name="akzidenz" fo:font-size="12pt" fo:letter-spacing="normal" fo:font-style="normal" fo:font-weight="normal" loext:padding="0cm" loext:border="none"/>
    </style:style>
    <style:style style:name="T7" style:family="text">
      <style:text-properties officeooo:rsid="000c1b8c"/>
    </style:style>
    <style:style style:name="T8" style:family="text">
      <style:text-properties officeooo:rsid="000e2f3f"/>
    </style:style>
    <style:style style:name="T9" style:family="text">
      <style:text-properties officeooo:rsid="000f10e9"/>
    </style:style>
    <style:style style:name="T10" style:family="text">
      <style:text-properties officeooo:rsid="00110b6f"/>
    </style:style>
    <style:style style:name="T11" style:family="text">
      <style:text-properties officeooo:rsid="00124980"/>
    </style:style>
    <style:style style:name="T12" style:family="text">
      <style:text-properties officeooo:rsid="00141f1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ich of the following are true of index build operations?</text:p>
      <text:p text:style-name="P5">Check all answers that apply:</text:p>
      <text:p text:style-name="P6"><text:span text:style-name="Strong_20_Emphasis"><text:span text:style-name="T2">Attempts Remaining:</text:span></text:span><text:span text:style-name="T5">Correct Answer</text:span></text:p>
      <text:p text:style-name="P9"><text:span text:style-name="T7">x</text:span>Foreground index builds block all reads and writes to the collection being indexed.</text:p>
      <text:p text:style-name="P9"><text:span text:style-name="T7">x</text:span>Foreground index builds block all reads and writes to the database that holds the collection being indexed.</text:p>
      <text:p text:style-name="P8">Background index builds do not impact the query performance of the MongoDB deployment while running.</text:p>
      <text:p text:style-name="P9"><text:span text:style-name="T7">x</text:span>Background index builds take longer to complete than foreground index builds.</text:p>
      <text:p text:style-name="P8">Background index builds block reads and writes to the collection being indexed.</text:p>
      <text:p text:style-name="P1"/>
      <text:p text:style-name="P1"/>
      <text:p text:style-name="P1"/>
      <text:p text:style-name="P1"/>
      <text:p text:style-name="P2">Which of the following is/are true concerning query plans?</text:p>
      <text:p text:style-name="P5">Check all answers that apply:</text:p>
      <text:p text:style-name="P14"><text:span text:style-name="Strong_20_Emphasis"><text:span text:style-name="T2">Attempts Remaining:</text:span></text:span><text:span text:style-name="T6">∞</text:span><text:span text:style-name="T3">Unlimited Attempts</text:span></text:p>
      <text:p text:style-name="P8">MongoDB's query optimizer is statistically based, where collection heuristics are used to determine which plan wins.</text:p>
      <text:p text:style-name="P8"><text:span text:style-name="T8">X </text:span>Query plans are cached so that plans do not need to be generated and compared against each other every time a query is executed.</text:p>
      <text:p text:style-name="P8">When query plans are generated, for a given query, every index generates at least one query plan.</text:p>
      <text:p text:style-name="P8">If an index can't be used, then there is no query plan for that query.</text:p>
      <text:p text:style-name="P1"/>
      <text:p text:style-name="P1"/>
      <text:p text:style-name="P1"/>
      <text:p text:style-name="P3">Problem:</text:p>
      <text:p text:style-name="P7">With the output of an explain command, what can you deduce?</text:p>
      <text:p text:style-name="P5">Check all answers that apply:</text:p>
      <text:p text:style-name="P14"><text:span text:style-name="Strong_20_Emphasis"><text:span text:style-name="T2">Attempts Remaining:</text:span></text:span><text:span text:style-name="T6">∞</text:span><text:span text:style-name="T3">Unlimited Attempts</text:span></text:p>
      <text:p text:style-name="P12"><text:span text:style-name="T9">x</text:span> The index used by the chosen plan</text:p>
      <text:p text:style-name="P12"><text:span text:style-name="T9">x </text:span>If a sort was performed by walking the index or done in memory</text:p>
      <text:p text:style-name="P11">All the available indexes for this collection</text:p>
      <text:p text:style-name="P13"><text:span text:style-name="T9">x </text:span>All the different stages the query needs to go through with details about the time it takes, the number of documents processed and returned to the next stage in the pipeline</text:p>
      <text:p text:style-name="P11">The estimation of the cardinalities of the distribution of the values</text:p>
      <text:p text:style-name="P1"/>
      <text:p text:style-name="P1"/>
      <text:p text:style-name="P1"/>
      <text:p text:style-name="P2">What is the method that forces MongoDB to use a particular index?</text:p>
      <text:p text:style-name="P5">Check all answers that apply:</text:p>
      <text:p text:style-name="P6"><text:soft-page-break/><text:span text:style-name="Strong_20_Emphasis"><text:span text:style-name="T2">Attempts Remaining:</text:span></text:span><text:span text:style-name="T5">Correct Answer</text:span></text:p>
      <text:p text:style-name="P8"><text:span text:style-name="Teletype">force()</text:span></text:p>
      <text:p text:style-name="P8"><text:span text:style-name="Teletype">suggest()</text:span></text:p>
      <text:p text:style-name="P8"><text:span text:style-name="Teletype"><text:span text:style-name="T1">hint()</text:span></text:span></text:p>
      <text:p text:style-name="P8"><text:span text:style-name="Teletype">index()</text:span></text:p>
      <text:p text:style-name="P1"/>
      <text:p text:style-name="P1"/>
      <text:p text:style-name="P1"/>
      <text:p text:style-name="P1"/>
      <text:p text:style-name="P2">Which of the following statements apply to index resource allocation?</text:p>
      <text:p text:style-name="P5">Check all answers that apply:</text:p>
      <text:p text:style-name="P6"><text:span text:style-name="Strong_20_Emphasis"><text:span text:style-name="T2">Attempts Remaining:</text:span></text:span><text:span text:style-name="T5">Correct Answer</text:span></text:p>
      <text:p text:style-name="P9"><text:span text:style-name="T10">x </text:span>For the fastest processing, we should ensure that our indexes fit entirely in RAM</text:p>
      <text:p text:style-name="P8">Index information does not need to completely allocated in RAM since MongoDB only uses the right-end-side to the index b-tree, regardless of the queries that use index.</text:p>
      <text:p text:style-name="P9"><text:span text:style-name="T10">X </text:span>Indexes are not required to be entirely placed in RAM, however performance will be affected by constant disk access to retrieve index information.</text:p>
      <text:p text:style-name="P1"/>
      <text:p text:style-name="P1"/>
      <text:p text:style-name="P2">What type of strategy and tools should we be using to performance benchmark a MongoDB installation?</text:p>
      <text:p text:style-name="P5">Check all answers that apply:</text:p>
      <text:p text:style-name="P6"><text:span text:style-name="Strong_20_Emphasis"><text:span text:style-name="T2">Attempts Remaining:</text:span></text:span><text:span text:style-name="T5">Correct Answer</text:span></text:p>
      <text:p text:style-name="P10"><text:span text:style-name="T11">x </text:span>Publicly available tools, including correct database variations</text:p>
      <text:p text:style-name="P8">Mongo shell to test read performance</text:p>
      <text:p text:style-name="P8">Test transfer ratio using mongodump</text:p>
      <text:p text:style-name="P1"/>
      <text:p text:style-name="P1"/>
      <text:p text:style-name="P3">Problem:</text:p>
      <text:p text:style-name="P7">When building indexes to service your queries, which of the following is the general rule of thumb you should keep when ordering your index keys?</text:p>
      <text:p text:style-name="P15">Note, use the following definitions to for this question:</text:p>
      <text:list xml:id="list3851340187" text:style-name="L1">
        <text:list-item>
          <text:p text:style-name="P16"><text:span text:style-name="Strong_20_Emphasis"><text:span text:style-name="T2">equality</text:span></text:span><text:span text:style-name="T4">: indexed fields on which our queries will do equality matching</text:span></text:p>
        </text:list-item>
        <text:list-item>
          <text:p text:style-name="P16"><text:span text:style-name="Strong_20_Emphasis"><text:span text:style-name="T2">range</text:span></text:span><text:span text:style-name="T4">: indexed fields on which our queries will have a range condition</text:span></text:p>
        </text:list-item>
        <text:list-item>
          <text:p text:style-name="P16"><text:span text:style-name="Strong_20_Emphasis"><text:span text:style-name="T2">sort</text:span></text:span><text:span text:style-name="T4">: indexed fields on which our queries will sort on</text:span></text:p>
        </text:list-item>
      </text:list>
      <text:p text:style-name="P5"><text:soft-page-break/>Check all answers that apply:</text:p>
      <text:p text:style-name="P6"><text:span text:style-name="Strong_20_Emphasis"><text:span text:style-name="T2">Attempts Remaining:</text:span></text:span><text:span text:style-name="T5">Correct Answer</text:span></text:p>
      <text:p text:style-name="P11">equality, range, sort</text:p>
      <text:p text:style-name="P11">sort, range, equality</text:p>
      <text:p text:style-name="P11">sort, equality, range</text:p>
      <text:p text:style-name="P12"><text:span text:style-name="T12">x </text:span>equality, sort, range</text:p>
      <text:p text:style-name="P11">range, sort, equality</text:p>
      <text:p text:style-name="P11">range, equality, sort</text:p>
      <text:p text:style-name="P1"/>
      <text:p text:style-name="P1"/>
      <text:p text:style-name="P1"/>
      <text:p text:style-name="P4">Given the following index:</text:p>
      <text:p text:style-name="P17">&gt; db.products.createIndex({ productName: 1 })</text:p>
      <text:p text:style-name="P15">And the following query:</text:p>
      <text:p text:style-name="P17">&gt; db.products.find({ productName: /^Craftsman/ })</text:p>
      <text:p text:style-name="P15">Which of the following are true?</text:p>
      <text:p text:style-name="P5">Check all answers that apply:</text:p>
      <text:p text:style-name="P6"><text:span text:style-name="Strong_20_Emphasis"><text:span text:style-name="T2">Attempts Remaining:</text:span></text:span><text:span text:style-name="T5">Correct Answer</text:span></text:p>
      <text:p text:style-name="P8">The query will need to do a collection scan.</text:p>
      <text:p text:style-name="P9">The query will do an index scan.</text:p>
      <text:p text:style-name="P8">The query will likely need to look at all index keys.</text:p>
      <text:p text:style-name="P8">The query would match a productName of "Screwdriver - Craftsman Brand"</text:p>
      <text:p text:style-name="P1"/>
      <text:p text:style-name="P1"/>
      <text:p text:style-name="P2">Which of the following decreases the write performance of your MongoDB cluster?</text:p>
      <text:p text:style-name="P5">Check all answers that apply:</text:p>
      <text:p text:style-name="P6"><text:span text:style-name="Strong_20_Emphasis"><text:span text:style-name="T2">Attempts Remaining:</text:span></text:span><text:span text:style-name="T5">Correct Answer</text:span></text:p>
      <text:p text:style-name="P9">Adding indexes</text:p>
      <text:p text:style-name="P9">Increasing the number of members we acknowledge writes from</text:p>
      <text:p text:style-name="P8">Upgrading to MongoDB 3.4</text:p>
      <text:p text:style-name="P1"/>
      <text:p text:style-name="P1"/>
      <text:p text:style-name="P2"><text:soft-page-break/>Why is it important to maintain the same data type for fields across different documents?</text:p>
      <text:p text:style-name="P5">Check all answers that apply:</text:p>
      <text:p text:style-name="P6"><text:span text:style-name="Strong_20_Emphasis"><text:span text:style-name="T2">Attempts Remaining:</text:span></text:span><text:span text:style-name="T5">Correct Answer</text:span></text:p>
      <text:p text:style-name="P8">It's just a best practice; all drivers will deal with data type issues by default</text:p>
      <text:p text:style-name="P8">I<text:span text:style-name="T1">t helps to simplify the client application logic</text:span></text:p>
      <text:p text:style-name="P8">Because it aligns well with cosmetic shapes of documents</text:p>
      <text:p text:style-name="P9">To avoid application data consistency problems</text:p>
      <text:p text:style-name="P1"/>
      <text:p text:style-name="P1"/>
      <text:p text:style-name="P1"/>
      <text:p text:style-name="P1"/>
      <text:p text:style-name="P3">Problem:</text:p>
      <text:p text:style-name="P7">With regards to aggregation performance, which of the following are true?</text:p>
      <text:p text:style-name="P5">Check all answers that apply:</text:p>
      <text:p text:style-name="P14"><text:span text:style-name="Strong_20_Emphasis"><text:span text:style-name="T2">Attempts Remaining:</text:span></text:span><text:span text:style-name="T6">∞</text:span><text:span text:style-name="T3">Unlimited Attempts</text:span></text:p>
      <text:p text:style-name="P11">You can increase index usage by moving $match stages to the end of your pipeline</text:p>
      <text:p text:style-name="P11">Passing allowDiskUsage to your aggregation queries will seriously increase their performance</text:p>
      <text:p text:style-name="P12">When $limit and $sort are close together a very performant top-k sort can be performed</text:p>
      <text:p text:style-name="P12">Transforming data in a pipeline stage prevents us from using indexes in the stages that follow</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monospace"/>
    <style:font-face style:name="akzidenz" svg:font-family="akzidenz, 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9:29:00.174342381</meta:creation-date>
    <dc:date>2019-02-24T23:14:59.502533855</dc:date>
    <meta:editing-duration>PT1H44M52S</meta:editing-duration>
    <meta:editing-cycles>8</meta:editing-cycles>
    <meta:generator>LibreOffice/6.0.7.3$Linux_X86_64 LibreOffice_project/00m0$Build-3</meta:generator>
    <meta:document-statistic meta:table-count="0" meta:image-count="0" meta:object-count="0" meta:page-count="4" meta:paragraph-count="89" meta:word-count="760" meta:character-count="4768" meta:non-whitespace-character-count="4100"/>
  </office:meta>
</office:document-meta>
</file>